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style:use-window-font-color="true" style:font-name="Times New Roman" fo:font-size="14pt" fo:language="ru" fo:country="RU" style:font-size-asian="14pt" style:font-size-complex="14pt"/>
    </style:style>
    <style:style style:name="P3" style:family="paragraph" style:parent-style-name="Text_20_body">
      <style:text-properties style:use-window-font-color="true" style:font-name="Times New Roman" fo:font-size="14pt" fo:language="en" fo:country="US" style:font-size-asian="14pt" style:font-size-complex="14pt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Courier New" fo:font-size="11pt" fo:language="en" fo:country="US" style:font-size-asian="11pt" style:font-size-complex="11p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Courier New" fo:font-size="11pt" fo:language="ru" fo:country="RU" style:font-size-asian="11pt" style:font-size-complex="11pt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use-window-font-color="true" style:font-name="Times New Roman" fo:font-size="14pt" fo:language="en" fo:country="US" style:font-size-asian="14pt" style:font-size-complex="14pt"/>
    </style:style>
    <style:style style:name="P7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en" fo:country="US" style:font-size-asian="11pt" style:font-size-complex="11pt"/>
    </style:style>
    <style:style style:name="P8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Courier New" fo:font-size="11pt" fo:language="ru" fo:country="RU" style:font-size-asian="11pt" style:font-size-complex="11pt"/>
    </style:style>
    <style:style style:name="P9" style:family="paragraph" style:parent-style-name="Text_20_body">
      <style:paragraph-properties fo:margin-left="1.251cm" fo:margin-right="0cm" fo:text-indent="0cm" style:auto-text-indent="false" fo:padding="0.074cm" fo:border-left="none" fo:border-right="none" fo:border-top="none" fo:border-bottom="0.002cm solid #000000" style:join-border="false"/>
      <style:text-properties style:use-window-font-color="true" style:font-name="Times New Roman" fo:font-size="14pt" fo:language="en" fo:country="US" style:font-size-asian="14pt" style:font-size-complex="14pt"/>
    </style:style>
    <style:style style:name="P10" style:family="paragraph" style:parent-style-name="Text_20_body">
      <style:paragraph-properties fo:margin-left="2.501cm" fo:margin-right="0cm" fo:text-indent="0cm" style:auto-text-indent="false"/>
      <style:text-properties style:use-window-font-color="true" style:font-name="Courier New" fo:font-size="11pt" fo:language="en" fo:country="US" style:font-size-asian="11pt" style:font-size-complex="11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fo:language="en" fo:country="US" style:font-size-asian="14pt" style:font-size-complex="14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fo:language="ru" fo:country="RU" style:font-size-asian="14pt" style:font-size-complex="14pt"/>
    </style:style>
    <style:style style:name="T1" style:family="text">
      <style:text-properties fo:font-variant="normal" fo:text-transform="none" style:use-window-font-color="true" style:font-name="Times New Roman" fo:font-size="18pt" fo:letter-spacing="normal" fo:language="en" fo:country="US" fo:font-style="normal" style:text-underline-style="none" fo:font-weight="bold" fo:background-color="#ffffff" style:font-size-asian="18pt" style:font-weight-asian="bold" style:font-size-complex="18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style:font-name="Courier New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Source_20_Text">Справочник по </text:span><text:span text:style-name="Source_20_Text"><text:span text:style-name="T1">HTML</text:span></text:span></text:h>
      <text:p text:style-name="P2"><text:span text:style-name="T3">&lt;!-- --&gt; </text:span><text:tab/><text:span text:style-name="T2">(</text:span>Тег добавляет комментарий в код документа.<text:span text:style-name="T2">)</text:span></text:p>
      <text:p text:style-name="P8">&lt;!-- текст --&gt;</text:p>
      <text:p text:style-name="P3"><text:span text:style-name="T3">&lt;!DOCTYPE&gt;</text:span><text:tab/>(предназначен для указания типа текущего документа)</text:p>
      <text:p text:style-name="P3"><text:tab/>HTML 4.01</text:p>
      <text:p text:style-name="P3"><text:tab/><text:tab/>Строгий синтаксис HTML.</text:p>
      <text:p text:style-name="P10">&lt;!DOCTYPE HTML PUBLIC "-//W3C//DTD HTML 4.01//EN" "http://www.w3.org/TR/html4/strict.dtd"&gt;</text:p>
      <text:p text:style-name="P3"><text:tab/><text:tab/>Переходный синтаксис HTML.</text:p>
      <text:p text:style-name="P10">&lt;!DOCTYPE HTML PUBLIC "-//W3C//DTD HTML 4.01 Transitional//EN" "http://www.w3.org/TR/html4/loose.dtd"&gt;</text:p>
      <text:p text:style-name="P6"><text:tab/>В HTML-документе применяются фреймы.</text:p>
      <text:p text:style-name="P10">&lt;!DOCTYPE HTML PUBLIC "-//W3C//DTD HTML 4.01 Frameset//EN" "http://www.w3.org/TR/html4/frameset.dtd"&gt;</text:p>
      <text:p text:style-name="P3"><text:tab/>HTML 5 Для всех документов.</text:p>
      <text:p text:style-name="P7">&lt;!DOCTYPE html&gt;</text:p>
      <text:p text:style-name="P3"><text:span text:style-name="T3">&lt;a&gt; <text:tab/><text:tab/></text:span>(устанавливает ссылку)</text:p>
      <text:p text:style-name="P4">&lt;a href="URL"&gt;...&lt;/a&gt;</text:p>
      <text:p text:style-name="P4">&lt;a <text:span text:style-name="T5">href="mailto:</text:span>user<text:span text:style-name="T5">@</text:span>gmail.com<text:span text:style-name="T5">"&gt;Почта&lt;/a&gt;</text:span></text:p>
      <text:p text:style-name="P7">&lt;a href="index.html" target="_blank"&gt;Home&lt;/a&gt;</text:p>
      <text:p text:style-name="P3"><text:span text:style-name="T3">&lt;abbr&gt;<text:tab/></text:span>(последовательность символов является аббревиатурой)</text:p>
      <text:p text:style-name="P4">&lt;abbr&gt;Текст&lt;/abbr&gt;</text:p>
      <text:p text:style-name="P7">&lt;p&gt;&lt;abbr title="Текст"&gt;Текст&lt;/abbr&gt;Текст&lt;/p&gt;</text:p>
      <text:p text:style-name="P3"><text:span text:style-name="T3">&lt;acronym&gt;</text:span> (текст является акронимом)</text:p>
      <text:p text:style-name="P4">&lt;acronym&gt;Текст&lt;/acronym&gt;</text:p>
      <text:p text:style-name="P7">&lt;p&gt;Текст&lt;acronym title="Текст"&gt;Текст&lt;/acronym&gt;.&lt;/p&gt;</text:p>
      <text:p text:style-name="P11">&lt;address&gt; <text:tab/><text:span text:style-name="T4">(предназначен для хранения информации об авторе)</text:span></text:p>
      <text:p text:style-name="P7">&lt;address&gt;Текст&lt;/address&gt;</text:p>
      <text:p text:style-name="P3"><text:span text:style-name="T3">&lt;applet&gt; </text:span><text:tab/>(предназначен для вставки на страницу апплетов)</text:p>
      <text:p text:style-name="P4">&lt;applet code="URL"&gt;Текст&lt;/applet&gt;</text:p>
      <text:p text:style-name="P7">&lt;applet code="Clock.class" width="60" height="10"&gt;Ваш браузер не поддерживает Java-апплеты.&lt;/applet&gt;</text:p>
      <text:p text:style-name="P3"><text:span text:style-name="T3">&lt;area&gt;</text:span> <text:tab/>(определяет активные области изображения)</text:p>
      <text:p text:style-name="P4">&lt;map&gt;&lt;area href="URL"&gt;&lt;/map&gt;</text:p>
      <text:p text:style-name="P4"/>
      <text:p text:style-name="P4">&lt;img src="images/navigate.png" width="800" height="600" alt="..." usemap="#Navigation"&gt;</text:p>
      <text:p text:style-name="P4">&lt;map name="Navigation"&gt;</text:p>
      <text:p text:style-name="P10">&lt;area shape="poly" coords="113,24,211,24,233,0,137,0" href="inform.html" alt="Информация"&gt;</text:p>
      <text:p text:style-name="P7">&lt;/map&gt;</text:p>
      <text:p text:style-name="P3"><text:soft-page-break/><text:span text:style-name="T3">&lt;article&gt;</text:span> <text:tab/>(задает содержание сайта вроде новости, статьи и др.)</text:p>
      <text:p text:style-name="P7">&lt;article&gt;Текст&lt;/article&gt;</text:p>
      <text:p text:style-name="P3"><text:span text:style-name="T3">&lt;aside&gt;</text:span> <text:tab/>(Определяет блок сбоку от контента для размещения рубрик)</text:p>
      <text:p text:style-name="P7">&lt;aside&gt;&lt;/aside&gt;</text:p>
      <text:p text:style-name="P3"><text:span text:style-name="T3">&lt;audio&gt;</text:span> <text:tab/>(Добавляет, воспроизводит и управляет настройками аудиозаписи)</text:p>
      <text:p text:style-name="P4">&lt;audio src="URL"&gt;&lt;/audio&gt;</text:p>
      <text:p text:style-name="P4">&lt;audio&gt;&lt;source src="URL"&gt;&lt;/audio&gt;</text:p>
      <text:p text:style-name="P4">&lt;audio controls&gt;</text:p>
      <text:p text:style-name="P4"><text:s text:c="4"/>&lt;source src="audio/music.ogg" type="audio/ogg; codecs=vorbis"&gt;</text:p>
      <text:p text:style-name="P4"><text:s text:c="4"/>&lt;source src="audio/music.mp3" type="audio/mpeg"&gt;</text:p>
      <text:p text:style-name="P4"><text:s text:c="4"/>&lt;a href="audio/music.mp3"&gt;Скачайте музыку&lt;/a&gt;.</text:p>
      <text:p text:style-name="P7">&lt;/audio&gt;</text:p>
      <text:p text:style-name="P13"><text:span text:style-name="T3">&lt;b&gt; </text:span><text:tab/><text:tab/>(жирное начертание шрифта)</text:p>
      <text:p text:style-name="P7">&lt;b&gt;Текст&lt;/b&gt;</text:p>
      <text:p text:style-name="P13"><text:span text:style-name="T3">&lt;base&gt;</text:span> <text:tab/>(инструктирует браузер относительно полного базового адреса)</text:p>
      <text:p text:style-name="P7">&lt;head&gt;&lt;base target="_blank"&gt;&lt;/head&gt;</text:p>
      <text:p text:style-name="P13"><text:span text:style-name="T3">&lt;basefont&gt;</text:span> <text:tab/>(задания шрифта, размера и цвета текста по умолчанию)</text:p>
      <text:p text:style-name="P7">&lt;basefont face="Arial, Helvetica, sans-serif" size="4" color="maroon"&gt;</text:p>
      <text:p text:style-name="P13"><text:span text:style-name="T3">&lt;bdi&gt;<text:tab/><text:tab/></text:span>(фрагмент текста, который должен быть изолирован от изменения)</text:p>
      <text:p text:style-name="P7">&lt;bdi&gt;Текст&lt;/bdi&gt;</text:p>
      <text:p text:style-name="P13"><text:span text:style-name="T3">&lt;bdo&gt;</text:span> <text:tab/>(устанавливает направление вывода текста)</text:p>
      <text:p text:style-name="P4">&lt;bdo&gt;Текст&lt;/bdo&gt;</text:p>
      <text:p text:style-name="P7">&lt;p&gt;&lt;bdo dir="rtl"&gt;Текст&lt;/bdo&gt;&lt;/p&gt;</text:p>
      <text:p text:style-name="P13"><text:span text:style-name="T3">&lt;bgsound&gt;</text:span> <text:tab/>(определяет музыкальный файл)</text:p>
      <text:p text:style-name="P7">&lt;head&gt;&lt;bgsound src="town.mid" loop="-1"&gt;&lt;/head&gt; </text:p>
      <text:p text:style-name="P13"><text:span text:style-name="T3">&lt;big&gt;</text:span> <text:tab/>(увеличивает размер шрифта на единицу)</text:p>
      <text:p text:style-name="P7">&lt;big&gt;Текст&lt;/big&gt;</text:p>
      <text:p text:style-name="P13"><text:span text:style-name="T3">&lt;blink&gt;<text:tab/></text:span>(устанавливает мигание текста)</text:p>
      <text:p text:style-name="P7">&lt;blink&gt;Текст&lt;/blink&gt;</text:p>
      <text:p text:style-name="P13"><text:span text:style-name="T3">&lt;blockquote&gt;</text:span> <text:tab/>(предназначен для выделения длинных цитат)</text:p>
      <text:p text:style-name="P7">&lt;blockquote&gt;Текст&lt;/blockquote&gt;</text:p>
      <text:p text:style-name="P13"><text:span text:style-name="T3">&lt;body&gt; </text:span><text:tab/>(содержание веб-страницы)</text:p>
      <text:p text:style-name="P7">&lt;body onload="alert('Документ загружен')"&gt;&lt;/body&gt;</text:p>
      <text:p text:style-name="P13"><text:span text:style-name="T3">&lt;br&gt;</text:span> <text:tab/><text:tab/>(устанавливает перевод строки)</text:p>
      <text:p text:style-name="P7">Текст&lt;br&gt;текст</text:p>
      <text:p text:style-name="P13"><text:span text:style-name="T3">&lt;button&gt; </text:span><text:tab/>(создает на веб-странице кнопки с атрибутом type="button | reset | submit")</text:p>
      <text:p text:style-name="P4">&lt;form&gt;&lt;button&gt;Кнопка с текстом&lt;/button&gt;&lt;/form&gt;</text:p>
      <text:p text:style-name="P7">&lt;button&gt;&lt;img src="umbrella.gif" alt="" style=""&gt;<text:span text:style-name="T5">Текст</text:span>&lt;/button&gt;</text:p>
      <text:p text:style-name="P14"/>
      <text:p text:style-name="P14"><text:soft-page-break/><text:span text:style-name="T3">&lt;canvas&gt;</text:span> <text:tab/>(создает область, в которой можно рисовать разные объекты)</text:p>
      <text:p text:style-name="P5">&lt;canvas id="<text:span text:style-name="T2">game</text:span>" width="<text:span text:style-name="T2">800</text:span>" height="<text:span text:style-name="T2">600</text:span>"&gt;</text:p>
      <text:p text:style-name="P5"><text:tab/>&lt;p&gt;Ваш браузер не поддерживает рисование.&lt;/p&gt;</text:p>
      <text:p text:style-name="P8">&lt;/canvas&gt;</text:p>
      <text:p text:style-name="P13"><text:span text:style-name="T3">&lt;caption&gt;</text:span> <text:tab/>(предназначен для создания заголовка к таблице)</text:p>
      <text:p text:style-name="P4">&lt;table&gt;</text:p>
      <text:p text:style-name="P4">&lt;caption&gt;Текст&lt;/caption&gt;</text:p>
      <text:p text:style-name="P4">&lt;tr&gt;&lt;td&gt;...&lt;/td&gt;&lt;/tr&gt;</text:p>
      <text:p text:style-name="P7">&lt;/table&gt;</text:p>
      <text:p text:style-name="P13"><text:span text:style-name="T3">&lt;center&gt;</text:span> <text:tab/>(выравнивает содержимое контейнера по центру)</text:p>
      <text:p text:style-name="P7">&lt;center&gt;Текст&lt;/center&gt;</text:p>
      <text:p text:style-name="P13"><text:span text:style-name="T3">&lt;cite&gt; </text:span><text:tab/>(помечает текст как цитату или сноску на другой материал)</text:p>
      <text:p text:style-name="P7">&lt;cite&gt;Текст&lt;/cite&gt;</text:p>
      <text:p text:style-name="P13"><text:span text:style-name="T3">&lt;code&gt; </text:span><text:tab/>(предназначен для отображения текста программного кода)</text:p>
      <text:p text:style-name="P7">&lt;code&gt;Текст&lt;/code&gt;</text:p>
      <text:p text:style-name="P13"><text:span text:style-name="T3">&lt;col&gt;</text:span> <text:tab/>(задает характеристики одной или нескольких колонок таблицы)</text:p>
      <text:p text:style-name="P4">&lt;table width="400" border="0" cellpadding="5" cellspacing="0"&gt;</text:p>
      <text:p text:style-name="P4"><text:tab/>&lt;col width="150" valign="top"&gt;</text:p>
      <text:p text:style-name="P4"><text:tab/>&lt;col width="250" valign="top"&gt;</text:p>
      <text:p text:style-name="P4"><text:tab/>&lt;tr&gt;&lt;td&gt;&lt;/td&gt;&lt;td&gt;&lt;/td&gt;&lt;/tr&gt;</text:p>
      <text:p text:style-name="P7">&lt;/table&gt;</text:p>
      <text:p text:style-name="P13"><text:span text:style-name="T3">&lt;colgroup&gt; </text:span>(предназначен для задания ширины и стиля колонок таблицы)</text:p>
      <text:p text:style-name="P4">&lt;table&gt;</text:p>
      <text:p text:style-name="P4"><text:tab/>&lt;colgroup span="9" align="center" width="50"&gt;</text:p>
      <text:p text:style-name="P4"><text:tab/><text:tab/>&lt;col span="5"&gt;</text:p>
      <text:p text:style-name="P4"><text:tab/><text:tab/>&lt;col span="4"&gt;</text:p>
      <text:p text:style-name="P4"><text:tab/>&lt;/colgroup&gt;</text:p>
      <text:p text:style-name="P4"><text:tab/>&lt;tr&gt;&lt;td&gt;&lt;/td&gt;&lt;/tr&gt;</text:p>
      <text:p text:style-name="P7">&lt;/table&gt;</text:p>
      <text:p text:style-name="P13"><text:span text:style-name="T3">&lt;command&gt;</text:span> (создает команду в виде переключателя, флажка или обычной кнопки)</text:p>
      <text:p text:style-name="P4">&lt;menu&gt;</text:p>
      <text:p text:style-name="P4">&lt;command onclick="alert('Привет')" label="Привет"&gt;</text:p>
      <text:p text:style-name="P7">&lt;/menu&gt;</text:p>
      <text:p text:style-name="P13"><text:span text:style-name="T3">&lt;comment&gt;</text:span> (комментарий в код документа)</text:p>
      <text:p text:style-name="P7">&lt;comment&gt; текст &lt;/comment&gt;</text:p>
      <text:p text:style-name="P13"><text:span text:style-name="T3">&lt;datalist&gt;</text:span> <text:tab/>(список вариантов в текстовом поле)</text:p>
      <text:p text:style-name="P4">&lt;input list="character"&gt;</text:p>
      <text:p text:style-name="P4">&lt;datalist id="character"&gt;</text:p>
      <text:p text:style-name="P4"><text:tab/>&lt;option value="Строка1"&gt;&lt;/option&gt;</text:p>
      <text:p text:style-name="P4"><text:tab/>&lt;option value="Строка2"&gt;&lt;/option&gt;</text:p>
      <text:p text:style-name="P7">&lt;/datalist&gt;</text:p>
      <text:p text:style-name="P13"><text:soft-page-break/><text:span text:style-name="T3">&lt;dl&gt; </text:span><text:tab/><text:tab/>(контейнер списка)</text:p>
      <text:p text:style-name="P13"><text:span text:style-name="T3">&lt;dt&gt; </text:span><text:tab/><text:tab/>(определяет термин)</text:p>
      <text:p text:style-name="P13"><text:span text:style-name="T3">&lt;dd&gt; </text:span><text:tab/><text:tab/>(предназначенных для создания списка определений)</text:p>
      <text:p text:style-name="P4">&lt;dl&gt;</text:p>
      <text:p text:style-name="P4">&lt;dt&gt;Термин 1&lt;/dt&gt;</text:p>
      <text:p text:style-name="P4">&lt;dd&gt;Определение термина 1&lt;/dd&gt;</text:p>
      <text:p text:style-name="P7">&lt;/dl&gt;</text:p>
      <text:p text:style-name="P13"><text:span text:style-name="T3">&lt;del&gt;<text:tab/></text:span><text:tab/>(используется для выделения текста, который был удален)</text:p>
      <text:p text:style-name="P7">&lt;del&gt;Текст&lt;/del&gt;</text:p>
      <text:p text:style-name="P13"><text:span text:style-name="T3">&lt;details&gt;</text:span><text:tab/>(используется для хранения информации)</text:p>
      <text:p text:style-name="P7">&lt;details open="open"&gt;Текст&lt;/details&gt;</text:p>
      <text:p text:style-name="P13"><text:span text:style-name="T3">&lt;dfn&gt;</text:span> <text:tab/>(для выделения таких терминов при их первом появлении в тексте)</text:p>
      <text:p text:style-name="P7">&lt;dfn&gt;Текст&lt;/dfn&gt;</text:p>
      <text:p text:style-name="P13"><text:span text:style-name="T3">&lt;dir&gt;</text:span> <text:tab/>(создает список, содержащий названия директорий)</text:p>
      <text:p text:style-name="P4">&lt;dir&gt;</text:p>
      <text:p text:style-name="P4"><text:tab/>&lt;li&gt;имя директории&lt;/li&gt;</text:p>
      <text:p text:style-name="P4"><text:tab/>&lt;li&gt;имя директории&lt;/li&gt;</text:p>
      <text:p text:style-name="P7">&lt;/dir&gt;</text:p>
      <text:p text:style-name="P13"><text:span text:style-name="T3">&lt;div&gt;</text:span> <text:tab/>(является блочным элементом)</text:p>
      <text:p text:style-name="P7">&lt;div id="block1" class="Block1"&gt;&lt;/div&gt;</text:p>
      <text:p text:style-name="P13"><text:span text:style-name="T3">&lt;em&gt; </text:span><text:tab/>(предназначен для акцентирования текста)</text:p>
      <text:p text:style-name="P7">&lt;em&gt;Текст&lt;/em&gt;</text:p>
      <text:p text:style-name="P13"><text:span text:style-name="T3">&lt;embed&gt; </text:span><text:tab/>(используется для загрузки и отображения объектов)</text:p>
      <text:p text:style-name="P7">&lt;embed src="images/mouse.swf" width="400" height="300" type="application/x-shockwave-flash" pluginspage="http://www.macromedia.com/go/getflashplayer"&gt;</text:p>
      <text:p text:style-name="P13"><text:span text:style-name="T3">&lt;fieldset&gt;</text:span> <text:tab/>(предназначен для группирования элементов формы)</text:p>
      <text:p text:style-name="P4">&lt;form action="index.php"&gt;</text:p>
      <text:p text:style-name="P4"><text:tab/>&lt;fieldset&gt;</text:p>
      <text:p text:style-name="P4"><text:tab/><text:tab/>&lt;legend&gt;Заголовок&lt;/legend&gt;</text:p>
      <text:p text:style-name="P4"><text:tab/><text:tab/><text:tab/>&lt;input type="checkbox"&gt;Текст&lt;br&gt;</text:p>
      <text:p text:style-name="P4"><text:tab/><text:tab/><text:tab/>&lt;p&gt;&lt;input type="submit"&gt;&lt;/p&gt;</text:p>
      <text:p text:style-name="P4"><text:tab/>&lt;/fieldset&gt;</text:p>
      <text:p text:style-name="P9"><text:span text:style-name="T6">&lt;/form&gt;</text:span> </text:p>
      <text:p text:style-name="P13"><text:span text:style-name="T3">&lt;figure&gt;</text:span> <text:tab/>(используется для группирования любых элементов)</text:p>
      <text:p text:style-name="P13"><text:span text:style-name="T3">&lt;figcaption&gt;</text:span> (Содержит описание для тега &lt;figure&gt;)</text:p>
      <text:p text:style-name="P4">&lt;figure&gt;</text:p>
      <text:p text:style-name="P4">&lt;figcaption&gt;Текст&lt;/figcaption&gt;</text:p>
      <text:p text:style-name="P7">&lt;/figure&gt;</text:p>
      <text:p text:style-name="P13"/>
      <text:p text:style-name="P13"><text:soft-page-break/><text:span text:style-name="T3">&lt;font&gt;</text:span> <text:tab/>(контейнер для изменения характеристик шрифта)</text:p>
      <text:p text:style-name="P7">&lt;font size="5" color="red" face="Arial"&gt;Т&lt;/font&gt;екст</text:p>
      <text:p text:style-name="P13"><text:span text:style-name="T3">&lt;footer&gt;</text:span> <text:tab/>(задаёт «подвал» сайта или раздела)</text:p>
      <text:p text:style-name="P7">&lt;footer&gt;Copyright&lt;/footer&gt;</text:p>
      <text:p text:style-name="P13"><text:span text:style-name="T3">&lt;form&gt;</text:span> <text:tab/>(устанавливает форму на веб-странице)</text:p>
      <text:p text:style-name="P4">&lt;form action="index.php"&gt;</text:p>
      <text:p text:style-name="P4"><text:tab/>&lt;input type="radio" name="answer" value="a1"&gt;Текст 1&lt;br&gt;</text:p>
      <text:p text:style-name="P4"><text:tab/>&lt;input type="radio" name="answer" value="a2"&gt;Текст 2&lt;br&gt;</text:p>
      <text:p text:style-name="P4"><text:tab/>&lt;input type="radio" name="answer" value="a3"&gt;Текст 3&lt;/p&gt;</text:p>
      <text:p text:style-name="P4"><text:tab/>&lt;input type="submit"&gt;</text:p>
      <text:p text:style-name="P7">&lt;/form&gt;</text:p>
      <text:p text:style-name="P13"><text:span text:style-name="T3">&lt;frame&gt; </text:span><text:tab/>(определяет свойства отдельного фрейма)</text:p>
      <text:p text:style-name="P13"><text:span text:style-name="T3">&lt;frameset&gt;</text:span><text:tab/>(определяет структуру фреймов на веб-странице)</text:p>
      <text:p text:style-name="P4">&lt;frameset rows="80,*" cols="*"&gt;</text:p>
      <text:p text:style-name="P4"><text:tab/>&lt;frame src="top.html" name="topFrame" scrolling="no" noresize&gt;</text:p>
      <text:p text:style-name="P4"><text:tab/>&lt;frameset cols="80,*"&gt;</text:p>
      <text:p text:style-name="P4"><text:tab/>&lt;frame src="left.html" name="leftFrame" scrolling="no" noresize&gt;</text:p>
      <text:p text:style-name="P4"><text:tab/>&lt;frame src="main.html" name="mainFrame"&gt;</text:p>
      <text:p text:style-name="P4"><text:tab/>&lt;/frameset&gt;</text:p>
      <text:p text:style-name="P7">&lt;/frameset&gt;</text:p>
      <text:p text:style-name="P13"><text:span text:style-name="T3">&lt;h1&gt; </text:span><text:tab/><text:tab/>(шесть заголовков разного уровня)</text:p>
      <text:p text:style-name="P7">&lt;h1&gt;Текст&lt;/h1&gt;&lt;h2&gt;Текст&lt;/h2&gt;&lt;h3&gt;Текст&lt;/h3&gt;<text:line-break/>&lt;h4&gt;Текст&lt;/h4&gt;&lt;h5&gt;Текст&lt;/h5&gt;&lt;h6&gt;Текст&lt;/h6&gt;</text:p>
      <text:p text:style-name="P13"><text:span text:style-name="T3">&lt;head&gt;</text:span> <text:tab/>(хранения других которые могут помочь браузеру в работе с данными)</text:p>
      <text:p text:style-name="P4">&lt;head&gt;</text:p>
      <text:p text:style-name="P4">&lt;meta http-equiv="Content-Type" content="text/html; charset=utf-8"&gt;</text:p>
      <text:p text:style-name="P4">&lt;link rel="SHORTCUT ICON" href="./images/favicon.ico" type="image/x-icon"&gt;</text:p>
      <text:p text:style-name="P4">&lt;link rel="stylesheet" type="text/css" href="./style/default.css" media="screen"&gt;</text:p>
      <text:p text:style-name="P4">&lt;script src="./scripts/script.js"&gt;&lt;/script&gt;</text:p>
      <text:p text:style-name="P4">&lt;title&gt;Заголовок&lt;/title&gt;</text:p>
      <text:p text:style-name="P7">&lt;/head&gt;</text:p>
      <text:p text:style-name="P13"><text:span text:style-name="T3">&lt;header&gt;</text:span> <text:tab/>(задает «шапку» сайта или раздела)</text:p>
      <text:p text:style-name="P7">&lt;header&gt;&lt;/header&gt;</text:p>
      <text:p text:style-name="P13"><text:span text:style-name="T3">&lt;hgroup&gt;</text:span> <text:tab/>(Используется для группирования заголовков веб-страницы или раздела)</text:p>
      <text:p text:style-name="P4">&lt;hgroup&gt;</text:p>
      <text:p text:style-name="P4"><text:tab/>&lt;h1&gt;Текст&lt;/h1&gt;</text:p>
      <text:p text:style-name="P4"><text:tab/>&lt;h2&gt;Текст&lt;/h2&gt;</text:p>
      <text:p text:style-name="P7">&lt;/hgroup&gt;</text:p>
      <text:p text:style-name="P13"><text:span text:style-name="T3">&lt;hr&gt;</text:span> <text:tab/><text:tab/>(рисует горизонтальную линию)</text:p>
      <text:p text:style-name="P7">&lt;hr&gt;</text:p>
      <text:p text:style-name="P13"><text:soft-page-break/><text:span text:style-name="T3">&lt;html&gt; </text:span><text:tab/>(контейнер, который заключает в себе все содержимое веб-страницы)</text:p>
      <text:p text:style-name="P7">&lt;html&gt;&lt;/html&gt;</text:p>
      <text:p text:style-name="P13"><text:span text:style-name="T3">&lt;i&gt; </text:span><text:tab/><text:tab/>(устанавливает курсивное начертание шрифта)</text:p>
      <text:p text:style-name="P7">&lt;i&gt;Текст&lt;/i&gt;</text:p>
      <text:p text:style-name="P13"><text:span text:style-name="T3">&lt;iframe&gt;</text:span> <text:tab/>(создает плавающий фрейм)</text:p>
      <text:p text:style-name="P4">&lt;iframe src="banner.html" width="468" height="60" align="left"&gt;</text:p>
      <text:p text:style-name="P4"><text:tab/>Ваш браузер не поддерживает плавающие фреймы!</text:p>
      <text:p text:style-name="P7">&lt;/iframe&gt;</text:p>
      <text:p text:style-name="P13"><text:span text:style-name="T3">&lt;img&gt;</text:span> <text:tab/>(предназначен для отображения на веб-странице изображений )</text:p>
      <text:p text:style-name="P7">&lt;img src="images/image.png" width="255" height="255" alt="image"&gt;</text:p>
      <text:p text:style-name="P13"><text:span text:style-name="T3">&lt;input&gt; </text:span><text:tab/>(является одним из разносторонних элементов формы)</text:p>
      <text:p text:style-name="P4">&lt;form name="test" method="post" action="index.php"&gt;</text:p>
      <text:p text:style-name="P4"><text:tab/>&lt;input type="text" size="40"&gt;<text:span text:style-name="T5">Текст</text:span></text:p>
      <text:p text:style-name="P4"><text:tab/>&lt;input type="radio" name="browser" value="ie"&gt;<text:span text:style-name="T5">Текст</text:span></text:p>
      <text:p text:style-name="P4"><text:tab/>&lt;textarea name="comment" cols="40" <text:span text:style-name="T5">rows="3"&gt;текст&lt;/textarea&gt;</text:span></text:p>
      <text:p text:style-name="P4"><text:tab/>&lt;input name="id" type="hidden" value="100"&gt;</text:p>
      <text:p text:style-name="P4"><text:tab/>&lt;input type="submit" value="Отправить"&gt;</text:p>
      <text:p text:style-name="P4"><text:tab/>&lt;input type="reset" value="Очистить"&gt;</text:p>
      <text:p text:style-name="P7">&lt;/form&gt;</text:p>
      <text:p text:style-name="P13"><text:span text:style-name="T3">&lt;ins&gt;</text:span> <text:tab/>(предназначен для выделения текста, который был добавлен)</text:p>
      <text:p text:style-name="P7">&lt;ins&gt;Текст&lt;/ins&gt;</text:p>
      <text:p text:style-name="P13"><text:span text:style-name="T3">&lt;isindex&gt;</text:span> <text:tab/>(предназначен для поискового индекса)</text:p>
      <text:p text:style-name="P7">&lt;isindex prompt="Искать текст: "&gt;</text:p>
      <text:p text:style-name="P13"><text:span text:style-name="T3">&lt;kbd&gt;</text:span> <text:tab/>(используется для обозначения текста, который набирается на клавиатуре)</text:p>
      <text:p text:style-name="P7">&lt;kbd&gt;Текст&lt;/kbd&gt;</text:p>
      <text:p text:style-name="P13"><text:span text:style-name="T3">&lt;keygen&gt;</text:span> <text:tab/>(Используется для генерации пары ключей — закрытого и открытого)</text:p>
      <text:p text:style-name="P13"><text:tab/><text:span text:style-name="T6">&lt;form&gt;</text:span></text:p>
      <text:p text:style-name="P4"><text:tab/>&lt;keygen&gt;&lt;/keygen&gt;</text:p>
      <text:p text:style-name="P7">&lt;/form&gt;</text:p>
      <text:p text:style-name="P13"><text:span text:style-name="T3">&lt;label&gt;</text:span> <text:tab/>(устанавливает связь между определенной меткой)</text:p>
      <text:p text:style-name="P4">&lt;form action="index.php"&gt;</text:p>
      <text:p text:style-name="P4">&lt;input type="checkbox" id="check1"&gt;&lt;label for="check1"&gt;Текст 1&lt;/label&gt;</text:p>
      <text:p text:style-name="P4">&lt;input type="checkbox" id="check2"&gt;&lt;label for="check2"&gt;Текст 2&lt;/label&gt;</text:p>
      <text:p text:style-name="P7">&lt;/form&gt; </text:p>
      <text:p text:style-name="P13"><text:span text:style-name="T3">&lt;legend&gt;</text:span> <text:tab/>(применяется для создания заголовка группы элементов формы)</text:p>
      <text:p text:style-name="P4">&lt;fieldset&gt;</text:p>
      <text:p text:style-name="P4"><text:tab/>&lt;legend&gt;Текст&lt;/legend&gt;</text:p>
      <text:p text:style-name="P4"><text:tab/>&lt;input type="checkbox"&gt;Текст</text:p>
      <text:p text:style-name="P7">&lt;/fieldset&gt;</text:p>
      <text:p text:style-name="P11"/>
      <text:p text:style-name="P13"><text:soft-page-break/><text:span text:style-name="T3">&lt;li&gt; </text:span><text:tab/><text:tab/>(определяет отдельный элемент списка)</text:p>
      <text:p text:style-name="P4">&lt;ul&gt;</text:p>
      <text:p text:style-name="P4"><text:tab/>&lt;li&gt;элемент маркированного списка&lt;/li&gt;</text:p>
      <text:p text:style-name="P4">&lt;/ul&gt; </text:p>
      <text:p text:style-name="P4">&lt;ol&gt;</text:p>
      <text:p text:style-name="P4"><text:tab/>&lt;li&gt;элемент нумерованного списка&lt;/li&gt;</text:p>
      <text:p text:style-name="P7">&lt;/ol&gt;</text:p>
      <text:p text:style-name="P13"><text:span text:style-name="T3">&lt;link&gt;</text:span> <text:tab/>(устанавливает связь с внешним документом)</text:p>
      <text:p text:style-name="P4">&lt;link rel="stylesheet" href="ie.css"&gt;</text:p>
      <text:p text:style-name="P4">&lt;link rel="alternate" type="application/rss+xml" title="Заголовок" href="rss.xml"&gt; </text:p>
      <text:p text:style-name="P7">&lt;link rel="shortcut icon" href="favicon.ico"&gt;</text:p>
      <text:p text:style-name="P13"><text:span text:style-name="T3">&lt;listing&gt;</text:span> <text:tab/>(предназначен для вывода листинга программ или кода)</text:p>
      <text:p text:style-name="P7">&lt;listing&gt;Текст&lt;/listing&gt;</text:p>
      <text:p text:style-name="P13"><text:span text:style-name="T3">&lt;main&gt;</text:span> <text:tab/>(предназначен для основного содержимого документа)</text:p>
      <text:p text:style-name="P7">&lt;main&gt;&lt;/main&gt;</text:p>
      <text:p text:style-name="P13"><text:span text:style-name="T3">&lt;map&gt;</text:span> <text:tab/>(служит контейнером для элементов &lt;area&gt;)</text:p>
      <text:p text:style-name="P4">&lt;img src="navigate.png" width="640" height="30" alt="..." usemap="#Navigation"&gt;</text:p>
      <text:p text:style-name="P4">&lt;map id="Navigation" name="Navigation"&gt;</text:p>
      <text:p text:style-name="P4">&lt;area shape="poly" coords="113,24,211,24,233,0,137,0" href="inform.html" alt="Информация"&gt;</text:p>
      <text:p text:style-name="P7">&lt;/map&gt;</text:p>
      <text:p text:style-name="P13"><text:span text:style-name="T3">&lt;mark&gt; </text:span><text:tab/>(помечает текст как выделенный)</text:p>
      <text:p text:style-name="P7">&lt;mark&gt;текст&lt;/mark&gt;</text:p>
      <text:p text:style-name="P13"><text:span text:style-name="T3">&lt;marquee&gt;</text:span><text:tab/>(создает бегущую строку на странице)</text:p>
      <text:p text:style-name="P4">&lt;marquee behavior="alternate" direction="left" bgcolor="#ffcc00"&gt;</text:p>
      <text:p text:style-name="P4"><text:tab/>Lorem ipsum dolor sit amet...</text:p>
      <text:p text:style-name="P7">&lt;/marquee&gt;</text:p>
      <text:p text:style-name="P13"><text:span text:style-name="T3">&lt;menu&gt;</text:span> <text:tab/>(предназначен для отображения списка пунктов меню)</text:p>
      <text:p text:style-name="P4">&lt;menu&gt;</text:p>
      <text:p text:style-name="P4"><text:tab/>&lt;li&gt;Текст&lt;/li&gt;</text:p>
      <text:p text:style-name="P4"><text:tab/>&lt;li&gt;Текст&lt;/li&gt;</text:p>
      <text:p text:style-name="P7">&lt;/menu&gt;</text:p>
      <text:p text:style-name="P13"><text:span text:style-name="T3">&lt;meta&gt;</text:span> <text:tab/>(определяет метатеги)</text:p>
      <text:p text:style-name="P7">&lt;meta charset="utf-8"&gt;</text:p>
      <text:p text:style-name="P13"><text:span text:style-name="T3">&lt;meter&gt;</text:span> <text:tab/>(вывод значения в некотором известном диапазоне) </text:p>
      <text:p text:style-name="P4">&lt;meter value="0" max="100" low="10" high="60"&gt;Текст&lt;/meter&gt;</text:p>
      <text:p text:style-name="P7">&lt;meter value="30" max="100" low="10" high="60"&gt;Текст&lt;/meter&gt;</text:p>
      <text:p text:style-name="P13"><text:span text:style-name="T3">&lt;multicol&gt;</text:span> (Задает количество колонок, ширину и расстояние)</text:p>
      <text:p text:style-name="P7">&lt;multicol cols="10"&gt;Текст&lt;/multicol&gt;</text:p>
      <text:p text:style-name="P13"><text:soft-page-break/><text:span text:style-name="T3">&lt;nav&gt; </text:span><text:tab/>(задает навигацию по сайту)</text:p>
      <text:p text:style-name="P7">&lt;nav&gt;&lt;/nav&gt;</text:p>
      <text:p text:style-name="P13"><text:span text:style-name="T3">&lt;nobr&gt;</text:span> <text:tab/>(уведомляет браузер отображать текст без переносов)</text:p>
      <text:p text:style-name="P7">&lt;nobr&gt;Текст&lt;/nobr&gt;</text:p>
      <text:p text:style-name="P13"><text:span text:style-name="T3">&lt;noembed&gt;</text:span> (предназначен для отображения информации)</text:p>
      <text:p text:style-name="P4">&lt;embed src="mouse.swf" width="400" height="300" type="application/x-shockwave-flash" </text:p>
      <text:p text:style-name="P4">pluginspage="http://www.macromedia.com/go/getflashplayer"&gt;&lt;/embed&gt;</text:p>
      <text:p text:style-name="P7">&lt;noembed&gt;Браузер не поддерживает работу с плагинами&lt;/noembed&gt;</text:p>
      <text:p text:style-name="P13"><text:span text:style-name="T3">&lt;noframes&gt; </text:span>(когда фрейм не поддерживается)</text:p>
      <text:p text:style-name="P4">&lt;frameset cols="100,*"&gt;</text:p>
      <text:p text:style-name="P4"><text:tab/>&lt;frame src="menu.html" name="leftFrame"&gt;</text:p>
      <text:p text:style-name="P4"><text:tab/>&lt;frame src="content.html" name="mainFrame"&gt;</text:p>
      <text:p text:style-name="P4"><text:tab/>&lt;noframes&gt;Ваш браузер не поддерживает фреймы.&lt;/noframes&gt;</text:p>
      <text:p text:style-name="P7">&lt;/frameset&gt;</text:p>
      <text:p text:style-name="P13"><text:span text:style-name="T3">&lt;noscript&gt;</text:span> (если браузер не поддерживает работу со скриптами)</text:p>
      <text:p text:style-name="P7">&lt;noscript&gt;Ваш браузер не поддерживает скрипты!&lt;/noscript&gt;</text:p>
      <text:p text:style-name="P13"><text:span text:style-name="T3">&lt;object&gt;</text:span> <text:tab/>(сообщает браузеру, как загружать и отображать объекты)</text:p>
      <text:p text:style-name="P4">&lt;object type="application/x-shockwave-flash" data="mouse.swf" width="400" height="300"&gt;</text:p>
      <text:p text:style-name="P4"><text:tab/>&lt;param name="quality" value="high"&gt;</text:p>
      <text:p text:style-name="P4"><text:tab/>&lt;param name="wmode" value="opaque"&gt;</text:p>
      <text:p text:style-name="P7">&lt;/object&gt;</text:p>
      <text:p text:style-name="P13"><text:span text:style-name="T3">&lt;ol&gt; </text:span><text:tab/><text:tab/>(устанавливает нумерованный список)</text:p>
      <text:p text:style-name="P4">&lt;ol&gt;</text:p>
      <text:p text:style-name="P4"><text:tab/>&lt;li&gt;Текст&lt;/li&gt;</text:p>
      <text:p text:style-name="P4"><text:tab/>&lt;li&gt;Текст&lt;/li&gt;</text:p>
      <text:p text:style-name="P7">&lt;/ol&gt;</text:p>
      <text:p text:style-name="P13"><text:span text:style-name="T3">&lt;optgroup&gt;</text:span> (контейнер, внутри которого располагаются теги &lt;option&gt;)</text:p>
      <text:p text:style-name="P13"><text:span text:style-name="T3">&lt;option&gt; <text:tab/></text:span>(определяет отдельные пункты списка, контейнера &lt;select&gt;)</text:p>
      <text:p text:style-name="P4">&lt;form&gt;&lt;select&gt;</text:p>
      <text:p text:style-name="P4">&lt;optgroup label="Цвет"&gt;</text:p>
      <text:p text:style-name="P4"><text:tab/>&lt;option value="c1" disabled&gt;Апельсиновый&lt;/option&gt;</text:p>
      <text:p text:style-name="P4"><text:tab/>&lt;option value="c2"&gt;Лимонный&lt;/option&gt;</text:p>
      <text:p text:style-name="P4">&lt;/optgroup&gt;</text:p>
      <text:p text:style-name="P7">&lt;/select&gt;&lt;/form&gt;</text:p>
      <text:p text:style-name="P13"><text:span text:style-name="T3">&lt;output&gt;</text:span> <text:tab/>(область в которую выводится информация, с помощью скриптов)</text:p>
      <text:p text:style-name="P7">&lt;output name="result"&gt;0&lt;/output&gt;</text:p>
      <text:p text:style-name="P13"><text:span text:style-name="T3">&lt;p&gt;</text:span> <text:tab/><text:tab/>(текстовый абзац)</text:p>
      <text:p text:style-name="P7">&lt;p&gt;Текст&lt;/p&gt;</text:p>
      <text:p text:style-name="P13"/>
      <text:p text:style-name="P13"><text:soft-page-break/><text:span text:style-name="T3">&lt;param&gt;</text:span> <text:tab/>(предназначен для передачи значений параметров)</text:p>
      <text:p text:style-name="P4">&lt;object classid="animation.class" width="500" height="200"&gt;</text:p>
      <text:p text:style-name="P4"><text:tab/>&lt;param name="bgcolor" value="#000000"&gt;</text:p>
      <text:p text:style-name="P4"><text:tab/>&lt;param name="delay" value="1000"&gt;</text:p>
      <text:p text:style-name="P4"><text:tab/>&lt;param name="loop" value="5"&gt;</text:p>
      <text:p text:style-name="P7">&lt;/object&gt;</text:p>
      <text:p text:style-name="P13"><text:span text:style-name="T3">&lt;plaintext&gt; </text:span>(отображает содержимое контейнера «как есть»)</text:p>
      <text:p text:style-name="P7">&lt;plaintext&gt;Текст&lt;/plaintext&gt;</text:p>
      <text:p text:style-name="P13"><text:span text:style-name="T3">&lt;pre&gt; </text:span><text:tab/>(определяет блок предварительно форматированного текста)</text:p>
      <text:p text:style-name="P7">&lt;pre&gt;Текст&lt;/pre&gt;</text:p>
      <text:p text:style-name="P13"><text:span text:style-name="T3">&lt;progress&gt;</text:span> (отображение прогресса завершенности задачи)</text:p>
      <text:p text:style-name="P4">&lt;progress max="100" value="25"&gt;</text:p>
      <text:p text:style-name="P4"><text:tab/>Загружено на &lt;span id="value"&gt;25&lt;/span&gt;%</text:p>
      <text:p text:style-name="P7">&lt;/progress&gt;</text:p>
      <text:p text:style-name="P13"><text:span text:style-name="T3">&lt;q&gt; </text:span><text:tab/><text:tab/>(используется для выделения в тексте цитат)</text:p>
      <text:p text:style-name="P7">&lt;q&gt;Текст&lt;/q&gt;</text:p>
      <text:p text:style-name="P13"><text:span text:style-name="T3">&lt;ruby&gt;</text:span> <text:tab/>(предназначен для добавления небольшой аннотации)</text:p>
      <text:p text:style-name="P13"><text:span text:style-name="T3">&lt;rt&gt; </text:span><text:tab/><text:tab/>(добавляет аннотацию сверху или снизу от текста)</text:p>
      <text:p text:style-name="P13"><text:span text:style-name="T3">&lt;rp&gt; </text:span><text:tab/><text:tab/>(вывода текста, которые не поддерживают тег &lt;ruby&gt;)</text:p>
      <text:p text:style-name="P7">&lt;ruby&gt;текст&lt;rp&gt;текст&lt;/rp&gt;&lt;rt&gt;аннотация&lt;/rt&gt;&lt;rp&gt;текст&lt;/rp&gt;&lt;/ruby&gt;</text:p>
      <text:p text:style-name="P13"><text:span text:style-name="T3">&lt;s&gt; </text:span><text:tab/><text:tab/>(отображает текст как перечеркнутый)</text:p>
      <text:p text:style-name="P7">&lt;s&gt;Текст&lt;/s&gt;</text:p>
      <text:p text:style-name="P13"><text:span text:style-name="T3">&lt;samp&gt; </text:span><text:tab/>(отображения текста, результат вывода скрипта)</text:p>
      <text:p text:style-name="P7">&lt;samp&gt;Текст&lt;/samp&gt;</text:p>
      <text:p text:style-name="P13"><text:span text:style-name="T3">&lt;script&gt; </text:span><text:tab/>(предназначен для описания скриптов)</text:p>
      <text:p text:style-name="P4">&lt;script type="text/javascript"&gt;&lt;/script&gt;</text:p>
      <text:p text:style-name="P7">&lt;script type="text/javascript" src="file.js"&gt;&lt;/script&gt;</text:p>
      <text:p text:style-name="P13"><text:span text:style-name="T3">&lt;section&gt; </text:span><text:tab/>(применяться для блока новостей)</text:p>
      <text:p text:style-name="P7">&lt;section&gt;&lt;/section&gt;</text:p>
      <text:p text:style-name="P13"><text:span text:style-name="T3">&lt;select&gt;</text:span> <text:tab/>(элемент интерфейса в виде раскрывающегося списка)</text:p>
      <text:p text:style-name="P4">&lt;form&gt;</text:p>
      <text:p text:style-name="P4"><text:tab/>&lt;select size="3" multiple name="listBox"&gt;</text:p>
      <text:p text:style-name="P4"><text:tab/><text:tab/>&lt;option disabled&gt;Текст&lt;/option&gt;</text:p>
      <text:p text:style-name="P4"><text:tab/><text:tab/>&lt;option value="Текст"&gt;Текст&lt;/option&gt;</text:p>
      <text:p text:style-name="P4"><text:tab/><text:tab/>&lt;option selected value="Текст"&gt;Текст&lt;/option&gt;</text:p>
      <text:p text:style-name="P4"><text:tab/>&lt;/select&gt;</text:p>
      <text:p text:style-name="P4"><text:tab/>&lt;input type="submit" value="Отправить"&gt;&lt;/p&gt;</text:p>
      <text:p text:style-name="P7">&lt;/form&gt;</text:p>
      <text:p text:style-name="P13"><text:span text:style-name="T3">&lt;small&gt;</text:span> <text:tab/>(уменьшает размер шрифта на единицу)</text:p>
      <text:p text:style-name="P7">&lt;small&gt;Текст&lt;/small&gt;</text:p>
      <text:p text:style-name="P13"><text:soft-page-break/><text:span text:style-name="T3">&lt;source&gt;</text:span> <text:tab/>(вставляет звуковой или видеофайл для тегов &lt;audio&gt; и &lt;video&gt;)</text:p>
      <text:p text:style-name="P4">&lt;audio&gt;&lt;source src="URL"&gt;&lt;/audio&gt;</text:p>
      <text:p text:style-name="P4">&lt;video&gt;&lt;source src="URL"&gt;&lt;/video&gt;</text:p>
      <text:p text:style-name="P13"><text:span text:style-name="T3">&lt;spacer&gt; </text:span><text:tab/>(создает пустое пространство по вертикали или горизонтали)</text:p>
      <text:p text:style-name="P4">&lt;spacer height="100" width="100" </text:p>
      <text:p text:style-name="P7">type="block | horizontal | vertical"&gt;&lt;/spacer&gt;</text:p>
      <text:p text:style-name="P13"><text:span text:style-name="T3">&lt;span&gt; </text:span><text:tab/>(для определения строчных элементов документа)</text:p>
      <text:p text:style-name="P7">&lt;span&gt;...&lt;/span&gt;</text:p>
      <text:p text:style-name="P13"><text:span text:style-name="T3">&lt;strike&gt;</text:span> <text:tab/>(тображает текст как перечеркнутый)</text:p>
      <text:p text:style-name="P7">&lt;strike&gt;Текст&lt;/strike&gt;</text:p>
      <text:p text:style-name="P13"><text:span text:style-name="T3">&lt;strong&gt;</text:span> <text:tab/>(предназначен для акцентирования текста)</text:p>
      <text:p text:style-name="P7">&lt;strong&gt;Текст&lt;/strong&gt;</text:p>
      <text:p text:style-name="P13"><text:span text:style-name="T3">&lt;style&gt;</text:span> <text:tab/>(для определения стилей элементов веб-страницы)</text:p>
      <text:p text:style-name="P7">&lt;style type="text/css"&gt;...&lt;/style&gt;</text:p>
      <text:p text:style-name="P13"><text:span text:style-name="T3">&lt;sub&gt; </text:span><text:tab/>(отображает шрифт в виде нижнего индекса)</text:p>
      <text:p text:style-name="P7">&lt;sub&gt;Текст&lt;/sub&gt;</text:p>
      <text:p text:style-name="P13"><text:span text:style-name="T3">&lt;summary&gt;</text:span> (заголовок для тега &lt;details&gt;)</text:p>
      <text:p text:style-name="P4">&lt;details&gt;</text:p>
      <text:p text:style-name="P4"><text:tab/>&lt;summary&gt;Текст&lt;/summary&gt;</text:p>
      <text:p text:style-name="P7">&lt;/details&gt;</text:p>
      <text:p text:style-name="P13"><text:span text:style-name="T3">&lt;sup&gt;</text:span> <text:tab/>(отображает шрифт в виде верхнего индекса)</text:p>
      <text:p text:style-name="P7">&lt;sup&gt;Текст&lt;/sup&gt;</text:p>
      <text:p text:style-name="P13"><text:span text:style-name="T3">&lt;table&gt;</text:span> <text:tab/>(служит контейнером элементов, таблицы)</text:p>
      <text:p text:style-name="P4">&lt;table border="1"&gt;</text:p>
      <text:p text:style-name="P4"><text:tab/>&lt;thead&gt;</text:p>
      <text:p text:style-name="P4"><text:tab/><text:tab/>&lt;caption&gt;Заголовок&lt;/caption&gt;</text:p>
      <text:p text:style-name="P4"><text:tab/><text:tab/>&lt;tr&gt;</text:p>
      <text:p text:style-name="P4"><text:tab/><text:tab/><text:tab/>&lt;th&gt;Колонка 1&lt;/th&gt;</text:p>
      <text:p text:style-name="P4"><text:tab/><text:tab/><text:tab/>&lt;th&gt;Колонка 1&lt;/th&gt;</text:p>
      <text:p text:style-name="P4"><text:tab/><text:tab/>&lt;/tr&gt;</text:p>
      <text:p text:style-name="P4"><text:tab/>&lt;/thead&gt;</text:p>
      <text:p text:style-name="P4"><text:tab/>&lt;tbody&gt;</text:p>
      <text:p text:style-name="P4"><text:tab/><text:tab/>&lt;tr&gt;</text:p>
      <text:p text:style-name="P4"><text:tab/><text:tab/><text:tab/>&lt;td&gt;Значение&lt;/td&gt;</text:p>
      <text:p text:style-name="P4"><text:tab/><text:tab/><text:tab/>&lt;td&gt;Значение&lt;/td&gt;</text:p>
      <text:p text:style-name="P4"><text:tab/><text:tab/>&lt;/tr&gt;</text:p>
      <text:p text:style-name="P4"><text:tab/>&lt;/tbody&gt;</text:p>
      <text:p text:style-name="P7">&lt;/table&gt;</text:p>
      <text:p text:style-name="P13"><text:span text:style-name="T3">&lt;tbody&gt;</text:span> <text:tab/>(для хранения одной или нескольких строк таблицы)</text:p>
      <text:p text:style-name="P13"><text:span text:style-name="T3">&lt;td&gt; </text:span><text:tab/><text:tab/>(для создания одной ячейки таблицы)</text:p>
      <text:p text:style-name="P13"><text:soft-page-break/><text:span text:style-name="T3">&lt;tfoot&gt;</text:span> <text:tab/>(для хранения строк, которые представлены внизу таблицы)</text:p>
      <text:p text:style-name="P13"><text:span text:style-name="T3">&lt;th&gt; </text:span><text:tab/><text:tab/>(для создания одной ячейки таблицы)</text:p>
      <text:p text:style-name="P13"><text:span text:style-name="T3">&lt;thead&gt;</text:span> <text:tab/>(для хранения строк, которые представлены вверху таблицы)</text:p>
      <text:p text:style-name="P13"><text:span text:style-name="T3">&lt;tr&gt;</text:span> <text:tab/><text:tab/>(для создания строки таблицы)</text:p>
      <text:p text:style-name="P4">&lt;table&gt;</text:p>
      <text:p text:style-name="P4"><text:tab/>&lt;thead&gt; .... &lt;/thead&gt;</text:p>
      <text:p text:style-name="P4"><text:tab/>&lt;tfoot&gt; ... &lt;/tfoot&gt;</text:p>
      <text:p text:style-name="P4"><text:tab/>&lt;tbody&gt;</text:p>
      <text:p text:style-name="P4"><text:tab/><text:tab/>&lt;tr&gt;</text:p>
      <text:p text:style-name="P4"><text:tab/><text:tab/><text:tab/>&lt;td&gt; ... &lt;/td&gt;</text:p>
      <text:p text:style-name="P4"><text:tab/><text:tab/>&lt;/tr&gt;</text:p>
      <text:p text:style-name="P4"><text:tab/>&lt;/tbody&gt;</text:p>
      <text:p text:style-name="P7">&lt;/table&gt;</text:p>
      <text:p text:style-name="P13"><text:span text:style-name="T3">&lt;textarea&gt;</text:span> <text:tab/>(многострочный текст)</text:p>
      <text:p text:style-name="P4">&lt;form&gt;</text:p>
      <text:p text:style-name="P4"><text:tab/>&lt;textarea rows="10" cols="45" name="text"&gt;&lt;/textarea&gt;</text:p>
      <text:p text:style-name="P7">&lt;/form&gt;</text:p>
      <text:p text:style-name="P13"><text:span text:style-name="T3">&lt;time&gt; </text:span><text:tab/>(текст как дата, время или оба значения)</text:p>
      <text:p text:style-name="P4">&lt;time&gt;дата и время&lt;/time&gt;</text:p>
      <text:p text:style-name="P7">&lt;time datetime="&lt;дата и время&gt;"&gt;текст&lt;/time&gt;</text:p>
      <text:p text:style-name="P13"><text:span text:style-name="T3">&lt;title&gt;</text:span> <text:tab/>(заголовок документа)</text:p>
      <text:p text:style-name="P7">&lt;title&gt;Заголовок&lt;/title&gt;</text:p>
      <text:p text:style-name="P13"><text:span text:style-name="T3">&lt;track&gt;</text:span> <text:tab/>(указать текстовую дорожку для медийных элементов &lt;audio&gt; и &lt;video&gt;)</text:p>
      <text:p text:style-name="P4">&lt;audio&gt;&lt;track kind | src | srclang | label | default&gt;&lt;/audio&gt;</text:p>
      <text:p text:style-name="P7">&lt;video&gt;&lt;track kind | src | srclang | label | default&gt;&lt;/video&gt;</text:p>
      <text:p text:style-name="P13"><text:span text:style-name="T3">&lt;tt&gt;</text:span><text:tab/><text:tab/>(отображает текст моноширинным текстом)</text:p>
      <text:p text:style-name="P7">&lt;tt&gt;Текст&lt;/tt&gt;</text:p>
      <text:p text:style-name="P13"><text:span text:style-name="T3">&lt;u&gt;</text:span> <text:tab/><text:tab/>(добавляет подчеркивание к тексту)</text:p>
      <text:p text:style-name="P7">&lt;u&gt;Текст&lt;/u&gt;</text:p>
      <text:p text:style-name="P13"><text:span text:style-name="T3">&lt;ul&gt; </text:span><text:tab/><text:tab/>(станавливает маркированный список)</text:p>
      <text:p text:style-name="P4">&lt;ul&gt;</text:p>
      <text:p text:style-name="P4"><text:tab/>&lt;li&gt;Текст&lt;/li&gt;</text:p>
      <text:p text:style-name="P4"><text:tab/>&lt;li&gt;Текст&lt;/li&gt;</text:p>
      <text:p text:style-name="P7">&lt;/ul&gt;</text:p>
      <text:p text:style-name="P13"><text:span text:style-name="T3">&lt;var&gt; </text:span><text:tab/>(для выделения переменных компьютерных программ)</text:p>
      <text:p text:style-name="P7">&lt;var&gt;Текст&lt;/var&gt;</text:p>
      <text:p text:style-name="P13"><text:span text:style-name="T3">&lt;video&gt; </text:span><text:tab/>(воспроизводит и управляет настройками видеоролика)</text:p>
      <text:p text:style-name="P4">&lt;video width="400" height="300" controls="controls" poster="video/duel.jpg"&gt;</text:p>
      <text:p text:style-name="P10">&lt;source src="video/duel.ogv" type='video/ogg; codecs="theora, vorbis"'&gt;</text:p>
      <text:p text:style-name="P10"><text:soft-page-break/>&lt;source src="video/duel.mp4" type='video/mp4; codecs="avc1.42E01E, mp4a.40.2"'&gt;</text:p>
      <text:p text:style-name="P10">&lt;source src="video/duel.webm" type='video/webm; codecs="vp8, vorbis"'&gt;</text:p>
      <text:p text:style-name="P10"><text:tab/>Тег video не поддерживается вашим браузером. </text:p>
      <text:p text:style-name="P10">&lt;a href="video/duel.mp4"&gt;Скачайте видео&lt;/a&gt;.</text:p>
      <text:p text:style-name="P7">&lt;/video&gt;</text:p>
      <text:p text:style-name="P13"><text:span text:style-name="T3">&lt;wbr&gt;</text:span> <text:tab/>(место, где допускается делать перенос строки в тексте)</text:p>
      <text:p text:style-name="P7">Текст&lt;wbr&gt;текст</text:p>
      <text:p text:style-name="P13"><text:span text:style-name="T3">&lt;xmp&gt;</text:span> <text:tab/>(тображает содержимое контейнера «как есть»)</text:p>
      <text:p text:style-name="P7">&lt;xmp&gt;Текст&lt;/xmp&gt;</text:p>
      <text:p text:style-name="P13"/>
      <text:p text:style-name="P12">Универсальные атрибуты</text:p>
      <text:p text:style-name="P13"><text:span text:style-name="T3">accesskey</text:span> - Позволяет получить доступ к элементу с помощью заданного сочетания клавиш.</text:p>
      <text:p text:style-name="P7">&lt;a accesskey="c"&gt;...&lt;/a&gt;</text:p>
      <text:p text:style-name="P13"><text:span text:style-name="T3">class</text:span> - Определяет имя класса, которое позволяет связать тег со стилевым оформлением.</text:p>
      <text:p text:style-name="P7">&lt;div class="имя_класса"&gt;...&lt;/div&gt;</text:p>
      <text:p text:style-name="P13"><text:span text:style-name="T3">contenteditable</text:span> - Сообщает, что элемент доступен для редактирования пользователем.</text:p>
      <text:p text:style-name="P7">&lt;p contenteditable="true | false"&gt;...&lt;/p&gt;</text:p>
      <text:p text:style-name="P13"><text:span text:style-name="T3">contextmenu</text:span> - Устанавливает контекстное меню для элемента.</text:p>
      <text:p text:style-name="P7">&lt;img src="image.jpg" alt="" contextmenu="идентификатор"&gt;</text:p>
      <text:p text:style-name="P13"><text:span text:style-name="T3">dir</text:span> - Задает направление и отображение текста — слева направо или справа налево.</text:p>
      <text:p text:style-name="P7">&lt;p dir="ltr | rtl"&gt;...&lt;/p&gt;</text:p>
      <text:p text:style-name="P13"><text:span text:style-name="T3">hidden</text:span> - Скрывает содержимое элемента от просмотра.</text:p>
      <text:p text:style-name="P7">&lt;form id="auth" hidden&gt;...&lt;/form&gt;</text:p>
      <text:p text:style-name="P13"><text:span text:style-name="T3">id</text:span> - Указывает имя стилевого идентификатора.</text:p>
      <text:p text:style-name="P7">&lt;div id="идентификатор"&gt;...&lt;/div&gt;</text:p>
      <text:p text:style-name="P13"><text:span text:style-name="T3">lang</text:span> - Браузер использует значение параметра для правильного отображения некоторых национальных символов.</text:p>
      <text:p text:style-name="P7">&lt;q lang="код языка"&gt;...&lt;/q&gt;</text:p>
      <text:p text:style-name="P13"><text:span text:style-name="T3">spellcheck</text:span> - Указывает браузеру проверять или нет правописание и грамматику в тексте.</text:p>
      <text:p text:style-name="P7">&lt;p contenteditable="true" spellcheck="true | false"&gt;...&lt;/p&gt;</text:p>
      <text:p text:style-name="P13"><text:span text:style-name="T3">style</text:span> - Применяется для определения стиля элемента с помощью правил CSS.</text:p>
      <text:p text:style-name="P7">&lt;span style="color: red; font-size: 2em"&gt;...&lt;/span&gt;</text:p>
      <text:p text:style-name="P13"><text:span text:style-name="T3">tabindex</text:span> - Устанавливает порядок получения фокуса при переходе между элементами с помощью клавиши Tab.</text:p>
      <text:p text:style-name="P7">&lt;button tabindex="число"&gt;...&lt;/button&gt;</text:p>
      <text:p text:style-name="P13"><text:soft-page-break/><text:span text:style-name="T3">title</text:span> - Описывает содержимое элемента в виде всплывающей подсказки.</text:p>
      <text:p text:style-name="P7">&lt;p title="Текст"&gt;...&lt;/p&gt;</text:p>
      <text:p text:style-name="P13"><text:span text:style-name="T3">xml:lang</text:span> - Этот атрибут по своему действию похож на lang, но применяется только в XHTML-документах и указывает язык всего текста или его фрагмента.</text:p>
      <text:p text:style-name="P7">&lt;html xmlns="http://www.w3.org/1999/xhtml" xml:lang="код языка"&gt;</text:p>
      <text:p text:style-name="P13"/>
      <text:p text:style-name="P12">События</text:p>
      <text:p text:style-name="P13"><text:span text:style-name="T3">onblur</text:span> - Потеря фокуса.</text:p>
      <text:p text:style-name="P13"><text:span text:style-name="T3">onchange</text:span> - Изменение значения элемента формы.</text:p>
      <text:p text:style-name="P13"><text:span text:style-name="T3">onclick</text:span> - Щелчок левой кнопкой мыши на элементе.</text:p>
      <text:p text:style-name="P13"><text:span text:style-name="T3">ondblclick</text:span> - Двойной щелчок левой кнопкой мыши на элементе.</text:p>
      <text:p text:style-name="P13"><text:span text:style-name="T3">onfocus</text:span> - Получение фокуса</text:p>
      <text:p text:style-name="P13"><text:span text:style-name="T3">onkeydown</text:span> - Клавиша нажата, но не отпущена.</text:p>
      <text:p text:style-name="P13"><text:span text:style-name="T3">onkeypress</text:span> - Клавиша нажата и отпущена.</text:p>
      <text:p text:style-name="P13"><text:span text:style-name="T3">onkeyup</text:span> - Клавиша отпущена.</text:p>
      <text:p text:style-name="P13"><text:span text:style-name="T3">onload</text:span> - Документ загружен.</text:p>
      <text:p text:style-name="P13"><text:span text:style-name="T3">onmousedown</text:span> - Нажата левая кнопка мыши.</text:p>
      <text:p text:style-name="P13"><text:span text:style-name="T3">onmousemove</text:span> - Перемещение курсора мыши.</text:p>
      <text:p text:style-name="P13"><text:span text:style-name="T3">onmouseout</text:span> - Курсор покидает элемент.</text:p>
      <text:p text:style-name="P13"><text:span text:style-name="T3">onmouseover</text:span> - Курсор наводится на элемент.</text:p>
      <text:p text:style-name="P13"><text:span text:style-name="T3">onmouseup</text:span> - Левая кнопка мыши отпущена.</text:p>
      <text:p text:style-name="P13"><text:span text:style-name="T3">onreset</text:span> - Форма очищена.</text:p>
      <text:p text:style-name="P13"><text:span text:style-name="T3">onselect</text:span> - Выделен текст в поле формы.</text:p>
      <text:p text:style-name="P13"><text:span text:style-name="T3">onsubmit</text:span> - Форма отправлена.</text:p>
      <text:p text:style-name="P13"><text:span text:style-name="T3">onunload</text:span> - Закрытие окна.</text:p>
      <text:p text:style-name="P13"/>
      <text:p text:style-name="P4">&lt;html&gt;</text:p>
      <text:p text:style-name="P4">&lt;head&gt;</text:p>
      <text:p text:style-name="P4"><text:tab/>&lt;script&gt;</text:p>
      <text:p text:style-name="P4"><text:tab/>function loadPage() {</text:p>
      <text:p text:style-name="P4"><text:tab/><text:tab/>document.getElementById('status').style.display = 'block';</text:p>
      <text:p text:style-name="P4"><text:tab/>}</text:p>
      <text:p text:style-name="P4"><text:tab/>&lt;/script&gt;</text:p>
      <text:p text:style-name="P4">&lt;/head&gt;</text:p>
      <text:p text:style-name="P4">&lt;body onload="loadPage()"&gt;</text:p>
      <text:p text:style-name="P4"><text:tab/>&lt;p&gt;Страница загружена&lt;/p&gt;</text:p>
      <text:p text:style-name="P4"><text:tab/>&lt;input type="button" value="Проверить" onclick="loadPage()"&gt;</text:p>
      <text:p text:style-name="P4">&lt;/body&gt;</text:p>
      <text:p text:style-name="P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30T07:59:27.58</meta:creation-date>
    <meta:generator>OpenOffice/4.1.2$Win32 OpenOffice.org_project/412m3$Build-9782</meta:generator>
    <dc:date>2017-11-08T18:17:32.08</dc:date>
    <meta:editing-duration>PT12H16M6S</meta:editing-duration>
    <meta:editing-cycles>131</meta:editing-cycles>
    <meta:document-statistic meta:table-count="0" meta:image-count="0" meta:object-count="0" meta:page-count="13" meta:paragraph-count="491" meta:word-count="1833" meta:character-count="18363"/>
  </office:meta>
</office:document-meta>
</file>